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Place meaning,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text:span text:style-name="c0"><text:tab/>Brehm, Eisenhauer, &amp; Stedman (2013, pg) found that place-meanings in particular, are “a strong predictor of environmental concern due to their inclusion of self and nature.” <text:s/></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text:span></text:p>
      <text:p text:style-name="p1"/>
      <text:p text:style-name="p1"/>
    </office:text>
  </office:body>
</office:document-content>
</file>